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8"><text:tab/>Projektová dokumentácia obsahujúca analýzu, špecifikáciu a návrh riešenia, v rozsahu 45 strán</text:p>
      <text:p text:style-name="P17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15. 11. 2007</text:p>
      <text:p text:style-name="P4"/>
      <text:p text:style-name="P11"/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_________________________</text:p>
          </table:table-cell>
          <table:table-cell table:style-name="Tabuľka1.A1" office:value-type="string">
            <text:p text:style-name="P10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6">ALUMINIUM</text:p>
          </table:table-cell>
        </table:table-row>
        <table:table-row>
          <table:table-cell office:value-type="string">
            <text:p text:style-name="P10">(tím č. 12)</text:p>
          </table:table-cell>
          <table:table-cell office:value-type="string">
            <text:p text:style-name="P15">(tím č. 14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5T10:13:11</dc:date>
    <meta:editing-cycles>9</meta:editing-cycles>
    <meta:editing-duration>PT10H40M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2" meta:character-count="429"/>
  </office:meta>
</office:document-meta>
</file>